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6.516cm" style:rel-column-width="25117*"/>
    </style:style>
    <style:style style:name="Tabla1.B" style:family="table-column">
      <style:table-column-properties style:column-width="10.485cm" style:rel-column-width="40418*"/>
    </style:style>
    <style:style style:name="Tabla1.A1" style:family="table-cell">
      <style:table-cell-properties fo:background-color="#81aca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A27" style:family="table-cell">
      <style:table-cell-properties fo:padding="0.097cm" fo:border-left="0.05pt solid #000000" fo:border-right="none"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A28" style:family="table-cell">
      <style:table-cell-properties fo:padding="0.097cm" fo:border-left="0.05pt solid #000000" fo:border-right="none"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A29" style:family="table-cell">
      <style:table-cell-properties fo:padding="0.097cm" fo:border-left="0.05pt solid #000000" fo:border-right="none"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A31" style:family="table-cell">
      <style:table-cell-properties fo:padding="0.097cm" fo:border-left="0.05pt solid #000000" fo:border-right="none"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A32" style:family="table-cell">
      <style:table-cell-properties fo:padding="0.097cm" fo:border-left="0.05pt solid #000000" fo:border-right="none" fo:border-top="none" fo:border-bottom="0.05pt solid #000000"/>
    </style:style>
    <style:style style:name="Tabla1.B32" style:family="table-cell">
      <style:table-cell-properties fo:padding="0.097cm" fo:border-left="0.05pt solid #000000" fo:border-right="0.05pt solid #000000" fo:border-top="none" fo:border-bottom="0.05pt solid #000000"/>
    </style:style>
    <style:style style:name="Tabla1.A33" style:family="table-cell">
      <style:table-cell-properties fo:padding="0.097cm" fo:border-left="0.05pt solid #000000" fo:border-right="none"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A34" style:family="table-cell">
      <style:table-cell-properties fo:padding="0.097cm" fo:border-left="0.05pt solid #000000" fo:border-right="none" fo:border-top="none" fo:border-bottom="0.05pt solid #000000"/>
    </style:style>
    <style:style style:name="Tabla1.B34" style:family="table-cell">
      <style:table-cell-properties fo:padding="0.097cm" fo:border-left="0.05pt solid #000000" fo:border-right="0.05pt solid #000000" fo:border-top="none" fo:border-bottom="0.05pt solid #000000"/>
    </style:style>
    <style:style style:name="Tabla1.A35" style:family="table-cell">
      <style:table-cell-properties fo:padding="0.097cm" fo:border-left="0.05pt solid #000000" fo:border-right="none" fo:border-top="none" fo:border-bottom="0.05pt solid #000000"/>
    </style:style>
    <style:style style:name="Tabla1.B3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line-through-style="solid" style:text-line-through-type="single" officeooo:paragraph-rsid="000830a7"/>
    </style:style>
    <style:style style:name="P2" style:family="paragraph" style:parent-style-name="Standard">
      <style:text-properties officeooo:rsid="00139062" officeooo:paragraph-rsid="000830a7"/>
    </style:style>
    <style:style style:name="P3" style:family="paragraph" style:parent-style-name="Standard">
      <style:text-properties officeooo:paragraph-rsid="000830a7"/>
    </style:style>
    <style:style style:name="P4" style:family="paragraph" style:parent-style-name="Standard">
      <style:text-properties officeooo:rsid="000830a7" officeooo:paragraph-rsid="000830a7"/>
    </style:style>
    <style:style style:name="P5" style:family="paragraph" style:parent-style-name="Standard">
      <style:text-properties officeooo:rsid="00140f6f" officeooo:paragraph-rsid="0018870d"/>
    </style:style>
    <style:style style:name="P6" style:family="paragraph" style:parent-style-name="Standard">
      <style:text-properties officeooo:rsid="0014594a" officeooo:paragraph-rsid="0018870d"/>
    </style:style>
    <style:style style:name="P7" style:family="paragraph" style:parent-style-name="Standard">
      <style:text-properties officeooo:rsid="0014e946" officeooo:paragraph-rsid="0018870d"/>
    </style:style>
    <style:style style:name="P8" style:family="paragraph" style:parent-style-name="Standard">
      <style:paragraph-properties fo:margin-top="0.302cm" fo:margin-bottom="0.302cm" loext:contextual-spacing="false" fo:text-align="justify" style:justify-single-word="false"/>
      <style:text-properties officeooo:paragraph-rsid="000a6199"/>
    </style:style>
    <style:style style:name="P9" style:family="paragraph" style:parent-style-name="Standard">
      <style:paragraph-properties fo:margin-top="0.302cm" fo:margin-bottom="0.302cm" loext:contextual-spacing="false" fo:text-align="justify" style:justify-single-word="false"/>
      <style:text-properties officeooo:paragraph-rsid="000d3f09"/>
    </style:style>
    <style:style style:name="P10" style:family="paragraph" style:parent-style-name="Standard">
      <style:paragraph-properties fo:margin-top="0.302cm" fo:margin-bottom="0.302cm" loext:contextual-spacing="false" fo:text-align="justify" style:justify-single-word="false"/>
      <style:text-properties officeooo:paragraph-rsid="001a0ba9"/>
    </style:style>
    <style:style style:name="P11" style:family="paragraph" style:parent-style-name="Standard">
      <style:paragraph-properties fo:margin-top="0.302cm" fo:margin-bottom="0.302cm" loext:contextual-spacing="false" fo:text-align="justify" style:justify-single-word="false"/>
      <style:text-properties style:text-line-through-style="none" style:text-line-through-type="none" officeooo:rsid="000e2610" officeooo:paragraph-rsid="000fd866"/>
    </style:style>
    <style:style style:name="P12" style:family="paragraph" style:parent-style-name="Standard">
      <style:paragraph-properties fo:margin-top="0.302cm" fo:margin-bottom="0.302cm" loext:contextual-spacing="false" fo:text-align="justify" style:justify-single-word="false"/>
      <style:text-properties style:text-line-through-style="none" style:text-line-through-type="none" officeooo:rsid="00198993" officeooo:paragraph-rsid="00198993"/>
    </style:style>
    <style:style style:name="P13"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1ba28a" officeooo:paragraph-rsid="001ba28a" style:font-weight-asian="normal" style:font-weight-complex="normal"/>
    </style:style>
    <style:style style:name="P14"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272592" officeooo:paragraph-rsid="00272592" style:font-weight-asian="normal" style:font-weight-complex="normal"/>
    </style:style>
    <style:style style:name="P15"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291efe" officeooo:paragraph-rsid="00291efe" style:font-weight-asian="normal" style:font-weight-complex="normal"/>
    </style:style>
    <style:style style:name="P16"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2bebd7" officeooo:paragraph-rsid="002edcae" style:font-weight-asian="normal" style:font-weight-complex="normal"/>
    </style:style>
    <style:style style:name="P17"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01e7e" officeooo:paragraph-rsid="00301e7e" style:font-weight-asian="normal" style:font-weight-complex="normal"/>
    </style:style>
    <style:style style:name="P18"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1b4e3" officeooo:paragraph-rsid="0031b4e3" style:font-weight-asian="normal" style:font-weight-complex="normal"/>
    </style:style>
    <style:style style:name="P19" style:family="paragraph" style:parent-style-name="Standard">
      <style:paragraph-properties fo:margin-top="0.302cm" fo:margin-bottom="0.302cm" loext:contextual-spacing="false" fo:text-align="justify" style:justify-single-word="false"/>
      <style:text-properties officeooo:rsid="0031f52a" officeooo:paragraph-rsid="0031f52a"/>
    </style:style>
    <style:style style:name="P20" style:family="paragraph" style:parent-style-name="Standard">
      <style:paragraph-properties fo:margin-top="0.201cm" fo:margin-bottom="0.201cm" loext:contextual-spacing="false" fo:text-align="justify" style:justify-single-word="false"/>
      <style:text-properties style:text-line-through-style="none" style:text-line-through-type="none" officeooo:rsid="001a0ba9" officeooo:paragraph-rsid="001a0ba9"/>
    </style:style>
    <style:style style:name="P21" style:family="paragraph" style:parent-style-name="Standard">
      <style:paragraph-properties fo:margin-top="0.201cm" fo:margin-bottom="0.201cm" loext:contextual-spacing="false" fo:text-align="justify" style:justify-single-word="false"/>
      <style:text-properties style:text-line-through-style="none" style:text-line-through-type="none" officeooo:rsid="00198993" officeooo:paragraph-rsid="00198993"/>
    </style:style>
    <style:style style:name="P22" style:family="paragraph" style:parent-style-name="Standard">
      <style:paragraph-properties fo:margin-top="0.201cm" fo:margin-bottom="0.201cm" loext:contextual-spacing="false" fo:text-align="justify" style:justify-single-word="false"/>
      <style:text-properties style:text-line-through-style="none" style:text-line-through-type="none" fo:font-weight="normal" officeooo:rsid="001a0ba9" officeooo:paragraph-rsid="001a0ba9" style:font-weight-asian="normal" style:font-weight-complex="normal"/>
    </style:style>
    <style:style style:name="P23" style:family="paragraph" style:parent-style-name="Standard">
      <style:paragraph-properties fo:margin-top="0.201cm" fo:margin-bottom="0.201cm" loext:contextual-spacing="false" fo:text-align="justify" style:justify-single-word="false"/>
      <style:text-properties officeooo:rsid="002bebd7" officeooo:paragraph-rsid="002bebd7"/>
    </style:style>
    <style:style style:name="P24" style:family="paragraph" style:parent-style-name="Standard">
      <style:paragraph-properties fo:margin-top="0.201cm" fo:margin-bottom="0.201cm" loext:contextual-spacing="false" fo:text-align="justify" style:justify-single-word="false"/>
      <style:text-properties officeooo:rsid="002edcae" officeooo:paragraph-rsid="002edcae"/>
    </style:style>
    <style:style style:name="P25" style:family="paragraph" style:parent-style-name="Table_20_Contents">
      <style:paragraph-properties fo:text-align="justify" style:justify-single-word="false"/>
      <style:text-properties officeooo:rsid="0012429b" officeooo:paragraph-rsid="0018870d"/>
    </style:style>
    <style:style style:name="P26" style:family="paragraph" style:parent-style-name="Table_20_Contents">
      <style:paragraph-properties fo:text-align="justify" style:justify-single-word="false"/>
      <style:text-properties officeooo:rsid="00140f6f" officeooo:paragraph-rsid="0018870d"/>
    </style:style>
    <style:style style:name="P27" style:family="paragraph" style:parent-style-name="Table_20_Contents">
      <style:paragraph-properties fo:text-align="justify" style:justify-single-word="false"/>
      <style:text-properties officeooo:rsid="0014594a" officeooo:paragraph-rsid="0018870d"/>
    </style:style>
    <style:style style:name="P28" style:family="paragraph" style:parent-style-name="Table_20_Contents">
      <style:paragraph-properties fo:text-align="justify" style:justify-single-word="false"/>
      <style:text-properties officeooo:rsid="0014e946" officeooo:paragraph-rsid="0018870d"/>
    </style:style>
    <style:style style:name="P29" style:family="paragraph" style:parent-style-name="Table_20_Contents">
      <style:paragraph-properties fo:text-align="justify" style:justify-single-word="false"/>
      <style:text-properties officeooo:rsid="0011404b" officeooo:paragraph-rsid="0018870d"/>
    </style:style>
    <style:style style:name="P30" style:family="paragraph" style:parent-style-name="Table_20_Contents">
      <style:paragraph-properties fo:text-align="justify" style:justify-single-word="false"/>
      <style:text-properties officeooo:rsid="0013c47e" officeooo:paragraph-rsid="0018870d"/>
    </style:style>
    <style:style style:name="P31" style:family="paragraph" style:parent-style-name="Standard">
      <style:paragraph-properties fo:margin-top="0.101cm" fo:margin-bottom="0.101cm" loext:contextual-spacing="false" fo:text-align="justify" style:justify-single-word="false"/>
      <style:text-properties officeooo:paragraph-rsid="001c3cd4"/>
    </style:style>
    <style:style style:name="P32" style:family="paragraph" style:parent-style-name="Standard" style:list-style-name="L1">
      <style:paragraph-properties fo:margin-top="0.101cm" fo:margin-bottom="0.101cm" loext:contextual-spacing="false" fo:text-align="justify" style:justify-single-word="false"/>
      <style:text-properties style:text-line-through-style="none" style:text-line-through-type="none" officeooo:rsid="000fd866" officeooo:paragraph-rsid="000fd866"/>
    </style:style>
    <style:style style:name="P33"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fo:font-weight="bold" officeooo:rsid="000fd866" officeooo:paragraph-rsid="0018870d" style:font-weight-asian="bold" style:font-weight-complex="bold"/>
    </style:style>
    <style:style style:name="P34"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fo:font-weight="bold" officeooo:rsid="001862a7" officeooo:paragraph-rsid="001862a7" style:font-weight-asian="bold" style:font-weight-complex="bold"/>
    </style:style>
    <style:style style:name="P35"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fo:font-weight="bold" officeooo:rsid="001862a7" officeooo:paragraph-rsid="0029f57a" style:font-weight-asian="bold" style:font-weight-complex="bold"/>
    </style:style>
    <style:style style:name="P36"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fo:font-weight="bold" officeooo:rsid="0018870d" officeooo:paragraph-rsid="0018870d" style:font-weight-asian="bold" style:font-weight-complex="bold"/>
    </style:style>
    <style:style style:name="P37"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officeooo:rsid="0011404b" officeooo:paragraph-rsid="0018870d"/>
    </style:style>
    <style:style style:name="P38" style:family="paragraph" style:parent-style-name="Standard" style:list-style-name="L7">
      <style:paragraph-properties fo:margin-top="0.302cm" fo:margin-bottom="0.302cm" loext:contextual-spacing="false" fo:text-align="justify" style:justify-single-word="false"/>
      <style:text-properties style:text-line-through-style="none" style:text-line-through-type="none" fo:font-weight="normal" officeooo:rsid="001d1c41" officeooo:paragraph-rsid="0029f57a" style:font-weight-asian="normal" style:font-weight-complex="normal"/>
    </style:style>
    <style:style style:name="P39"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1f52a" officeooo:paragraph-rsid="0031f52a" style:font-weight-asian="normal" style:font-weight-complex="normal"/>
    </style:style>
    <style:style style:name="P40"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337c4" officeooo:paragraph-rsid="003337c4" style:font-weight-asian="normal" style:font-weight-complex="normal"/>
    </style:style>
    <style:style style:name="P41"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01e7e" officeooo:paragraph-rsid="00301e7e" style:font-weight-asian="normal" style:font-weight-complex="normal"/>
    </style:style>
    <style:style style:name="P42"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458c5" officeooo:paragraph-rsid="003458c5" style:font-weight-asian="normal" style:font-weight-complex="normal"/>
    </style:style>
    <style:style style:name="P43" style:family="paragraph" style:parent-style-name="Standard" style:list-style-name="L4">
      <style:paragraph-properties fo:margin-top="0cm" fo:margin-bottom="0cm" loext:contextual-spacing="false" fo:text-align="justify" style:justify-single-word="false"/>
      <style:text-properties style:text-line-through-style="none" style:text-line-through-type="none" officeooo:rsid="00198993" officeooo:paragraph-rsid="00198993"/>
    </style:style>
    <style:style style:name="P44" style:family="paragraph" style:parent-style-name="Standard" style:list-style-name="L5">
      <style:paragraph-properties fo:margin-top="0cm" fo:margin-bottom="0cm" loext:contextual-spacing="false" fo:text-align="justify" style:justify-single-word="false"/>
      <style:text-properties style:text-line-through-style="none" style:text-line-through-type="none" fo:font-weight="normal" officeooo:rsid="001ba28a" officeooo:paragraph-rsid="001ba28a" style:font-weight-asian="normal" style:font-weight-complex="normal"/>
    </style:style>
    <style:style style:name="P45" style:family="paragraph" style:parent-style-name="Standard" style:list-style-name="L6">
      <style:paragraph-properties fo:margin-top="0cm" fo:margin-bottom="0cm" loext:contextual-spacing="false" fo:text-align="justify" style:justify-single-word="false"/>
      <style:text-properties style:text-line-through-style="none" style:text-line-through-type="none" fo:font-weight="normal" officeooo:rsid="001c3cd4" officeooo:paragraph-rsid="0024aac9" style:font-weight-asian="normal" style:font-weight-complex="normal"/>
    </style:style>
    <style:style style:name="P46" style:family="paragraph" style:parent-style-name="Standard" style:list-style-name="L6">
      <style:paragraph-properties fo:margin-top="0cm" fo:margin-bottom="0cm" loext:contextual-spacing="false" fo:text-align="justify" style:justify-single-word="false"/>
      <style:text-properties style:text-line-through-style="none" style:text-line-through-type="none" fo:font-weight="normal" officeooo:rsid="001d1c41" officeooo:paragraph-rsid="001d1c41" style:font-weight-asian="normal" style:font-weight-complex="normal"/>
    </style:style>
    <style:style style:name="P47" style:family="paragraph" style:parent-style-name="Standard" style:list-style-name="L8">
      <style:paragraph-properties fo:margin-top="0cm" fo:margin-bottom="0cm" loext:contextual-spacing="false" fo:text-align="justify" style:justify-single-word="false"/>
      <style:text-properties style:text-line-through-style="none" style:text-line-through-type="none" fo:font-weight="normal" officeooo:rsid="001d1c41" officeooo:paragraph-rsid="0029f57a" style:font-weight-asian="normal" style:font-weight-complex="normal"/>
    </style:style>
    <style:style style:name="P48" style:family="paragraph" style:parent-style-name="Standard" style:list-style-name="L6">
      <style:paragraph-properties fo:margin-top="0cm" fo:margin-bottom="0cm" loext:contextual-spacing="false" fo:text-align="justify" style:justify-single-word="false"/>
      <style:text-properties style:text-line-through-style="none" style:text-line-through-type="none" fo:font-weight="normal" officeooo:rsid="0025318c" officeooo:paragraph-rsid="0025318c" style:font-weight-asian="normal" style:font-weight-complex="normal"/>
    </style:style>
    <style:style style:name="P49" style:family="paragraph" style:parent-style-name="Standard" style:list-style-name="L8">
      <style:paragraph-properties fo:margin-top="0cm" fo:margin-bottom="0cm" loext:contextual-spacing="false" fo:text-align="justify" style:justify-single-word="false"/>
      <style:text-properties style:text-line-through-style="none" style:text-line-through-type="none" fo:font-weight="normal" officeooo:rsid="002bebd7" officeooo:paragraph-rsid="002bebd7" style:font-weight-asian="normal" style:font-weight-complex="normal"/>
    </style:style>
    <style:style style:name="P50" style:family="paragraph" style:parent-style-name="Standard" style:list-style-name="L9">
      <style:paragraph-properties fo:margin-top="0cm" fo:margin-bottom="0cm" loext:contextual-spacing="false" fo:text-align="justify" style:justify-single-word="false"/>
      <style:text-properties style:text-line-through-style="none" style:text-line-through-type="none" fo:font-weight="normal" officeooo:rsid="0031b4e3" officeooo:paragraph-rsid="0031b4e3" style:font-weight-asian="normal" style:font-weight-complex="normal"/>
    </style:style>
    <style:style style:name="P51" style:family="paragraph" style:parent-style-name="Standard" style:list-style-name="L6">
      <style:paragraph-properties fo:margin-top="0cm" fo:margin-bottom="0cm" loext:contextual-spacing="false" fo:text-align="justify" style:justify-single-word="false"/>
      <style:text-properties officeooo:paragraph-rsid="0024aac9"/>
    </style:style>
    <style:style style:name="P52" style:family="paragraph" style:parent-style-name="Standard" style:list-style-name="L8">
      <style:paragraph-properties fo:margin-top="0cm" fo:margin-bottom="0cm" loext:contextual-spacing="false" fo:text-align="justify" style:justify-single-word="false"/>
      <style:text-properties officeooo:paragraph-rsid="0029f57a"/>
    </style:style>
    <style:style style:name="P53" style:family="paragraph" style:parent-style-name="Standard" style:list-style-name="L8">
      <style:paragraph-properties fo:margin-top="0cm" fo:margin-bottom="0cm" loext:contextual-spacing="false" fo:text-align="justify" style:justify-single-word="false"/>
      <style:text-properties officeooo:paragraph-rsid="002a3a14"/>
    </style:style>
    <style:style style:name="P54" style:family="paragraph" style:parent-style-name="Standard" style:list-style-name="L8">
      <style:paragraph-properties fo:margin-top="0cm" fo:margin-bottom="0cm" loext:contextual-spacing="false" fo:text-align="justify" style:justify-single-word="false"/>
      <style:text-properties officeooo:rsid="001d1c41" officeooo:paragraph-rsid="0029f57a"/>
    </style:style>
    <style:style style:name="P55" style:family="paragraph" style:parent-style-name="Standard" style:list-style-name="L8">
      <style:paragraph-properties fo:margin-top="0cm" fo:margin-bottom="0cm" loext:contextual-spacing="false" fo:text-align="justify" style:justify-single-word="false"/>
      <style:text-properties officeooo:rsid="002a3a14" officeooo:paragraph-rsid="002a3a14"/>
    </style:style>
    <style:style style:name="P56" style:family="paragraph" style:parent-style-name="Standard">
      <style:paragraph-properties fo:margin-top="0.201cm" fo:margin-bottom="0.201cm" loext:contextual-spacing="false" fo:text-align="justify" style:justify-single-word="false"/>
      <style:text-properties style:text-line-through-style="none" style:text-line-through-type="none" fo:font-weight="normal" officeooo:rsid="00301e7e" officeooo:paragraph-rsid="00301e7e" style:font-weight-asian="normal" style:font-weight-complex="normal"/>
    </style:style>
    <style:style style:name="P57" style:family="paragraph" style:parent-style-name="Standard">
      <style:paragraph-properties fo:margin-top="0.201cm" fo:margin-bottom="0.201cm" loext:contextual-spacing="false" fo:text-align="justify" style:justify-single-word="false"/>
      <style:text-properties style:text-line-through-style="none" style:text-line-through-type="none" fo:font-weight="normal" officeooo:rsid="0031b4e3" officeooo:paragraph-rsid="0031b4e3" style:font-weight-asian="normal" style:font-weight-complex="normal"/>
    </style:style>
    <style:style style:name="P58" style:family="paragraph" style:parent-style-name="Table_20_Contents" style:list-style-name="L3">
      <style:paragraph-properties fo:text-align="justify" style:justify-single-word="false"/>
      <style:text-properties officeooo:rsid="0012429b" officeooo:paragraph-rsid="0018870d"/>
    </style:style>
    <style:style style:name="T1" style:family="text">
      <style:text-properties officeooo:rsid="0015e790"/>
    </style:style>
    <style:style style:name="T2" style:family="text">
      <style:text-properties officeooo:rsid="00139062"/>
    </style:style>
    <style:style style:name="T3" style:family="text">
      <style:text-properties style:text-line-through-style="none" style:text-line-through-type="none" officeooo:rsid="000a6199"/>
    </style:style>
    <style:style style:name="T4" style:family="text">
      <style:text-properties style:text-line-through-style="none" style:text-line-through-type="none" officeooo:rsid="000b4eb8"/>
    </style:style>
    <style:style style:name="T5" style:family="text">
      <style:text-properties style:text-line-through-style="none" style:text-line-through-type="none" officeooo:rsid="000d3f09"/>
    </style:style>
    <style:style style:name="T6" style:family="text">
      <style:text-properties style:text-line-through-style="none" style:text-line-through-type="none" officeooo:rsid="000dd34d"/>
    </style:style>
    <style:style style:name="T7" style:family="text">
      <style:text-properties style:text-line-through-style="none" style:text-line-through-type="none" officeooo:rsid="000e2610"/>
    </style:style>
    <style:style style:name="T8" style:family="text">
      <style:text-properties style:text-line-through-style="none" style:text-line-through-type="none" fo:font-weight="normal" style:font-weight-asian="normal" style:font-weight-complex="normal"/>
    </style:style>
    <style:style style:name="T9" style:family="text">
      <style:text-properties style:text-line-through-style="none" style:text-line-through-type="none" fo:font-weight="normal" officeooo:rsid="001a0ba9" style:font-weight-asian="normal" style:font-weight-complex="normal"/>
    </style:style>
    <style:style style:name="T10" style:family="text">
      <style:text-properties style:text-line-through-style="none" style:text-line-through-type="none" fo:font-weight="normal" officeooo:rsid="001c3cd4" style:font-weight-asian="normal" style:font-weight-complex="normal"/>
    </style:style>
    <style:style style:name="T11" style:family="text">
      <style:text-properties style:text-line-through-style="none" style:text-line-through-type="none" fo:font-weight="normal" officeooo:rsid="001ba28a" style:font-weight-asian="normal" style:font-weight-complex="normal"/>
    </style:style>
    <style:style style:name="T12" style:family="text">
      <style:text-properties style:text-line-through-style="none" style:text-line-through-type="none" fo:font-weight="normal" officeooo:rsid="001d1c41" style:font-weight-asian="normal" style:font-weight-complex="normal"/>
    </style:style>
    <style:style style:name="T13" style:family="text">
      <style:text-properties style:text-line-through-style="none" style:text-line-through-type="none" fo:font-weight="normal" officeooo:rsid="001e6703" style:font-weight-asian="normal" style:font-weight-complex="normal"/>
    </style:style>
    <style:style style:name="T14" style:family="text">
      <style:text-properties style:text-line-through-style="none" style:text-line-through-type="none" fo:font-weight="normal" officeooo:rsid="0024aac9" style:font-weight-asian="normal" style:font-weight-complex="normal"/>
    </style:style>
    <style:style style:name="T15" style:family="text">
      <style:text-properties style:text-line-through-style="none" style:text-line-through-type="none" fo:font-weight="normal" officeooo:rsid="002a3a14" style:font-weight-asian="normal" style:font-weight-complex="normal"/>
    </style:style>
    <style:style style:name="T16" style:family="text">
      <style:text-properties style:text-line-through-style="none" style:text-line-through-type="none" fo:font-weight="normal" officeooo:rsid="002bebd7" style:font-weight-asian="normal" style:font-weight-complex="normal"/>
    </style:style>
    <style:style style:name="T17" style:family="text">
      <style:text-properties style:text-line-through-style="none" style:text-line-through-type="none" fo:font-weight="normal" officeooo:rsid="002cb6ae" style:font-weight-asian="normal" style:font-weight-complex="normal"/>
    </style:style>
    <style:style style:name="T18" style:family="text">
      <style:text-properties style:text-line-through-style="none" style:text-line-through-type="none" fo:font-weight="normal" officeooo:rsid="002edcae" style:font-weight-asian="normal" style:font-weight-complex="normal"/>
    </style:style>
    <style:style style:name="T19" style:family="text">
      <style:text-properties style:text-line-through-style="none" style:text-line-through-type="none" fo:font-weight="normal" officeooo:rsid="00216b7f" style:font-weight-asian="normal" style:font-weight-complex="normal"/>
    </style:style>
    <style:style style:name="T20" style:family="text">
      <style:text-properties style:text-line-through-style="none" style:text-line-through-type="none" fo:font-weight="normal" officeooo:rsid="0031b4e3" style:font-weight-asian="normal" style:font-weight-complex="normal"/>
    </style:style>
    <style:style style:name="T21" style:family="text">
      <style:text-properties style:text-line-through-style="none" style:text-line-through-type="none" fo:font-weight="normal" officeooo:rsid="0031f52a" style:font-weight-asian="normal" style:font-weight-complex="normal"/>
    </style:style>
    <style:style style:name="T22" style:family="text">
      <style:text-properties officeooo:rsid="000d3f09"/>
    </style:style>
    <style:style style:name="T23" style:family="text">
      <style:text-properties officeooo:rsid="000fd866"/>
    </style:style>
    <style:style style:name="T24" style:family="text">
      <style:text-properties officeooo:rsid="0012429b"/>
    </style:style>
    <style:style style:name="T25" style:family="text">
      <style:text-properties officeooo:rsid="0013c47e"/>
    </style:style>
    <style:style style:name="T26" style:family="text">
      <style:text-properties officeooo:rsid="0014594a"/>
    </style:style>
    <style:style style:name="T27" style:family="text">
      <style:text-properties officeooo:rsid="0014e946"/>
    </style:style>
    <style:style style:name="T28" style:family="text">
      <style:text-properties officeooo:rsid="001d1c41"/>
    </style:style>
    <style:style style:name="T29" style:family="text">
      <style:text-properties officeooo:rsid="00216b7f"/>
    </style:style>
    <style:style style:name="T30" style:family="text">
      <style:text-properties officeooo:rsid="00291efe"/>
    </style:style>
    <style:style style:name="T31" style:family="text">
      <style:text-properties officeooo:rsid="002930d5"/>
    </style:style>
    <style:style style:name="T32" style:family="text">
      <style:text-properties officeooo:rsid="0029f57a"/>
    </style:style>
    <style:style style:name="T33" style:family="text">
      <style:text-properties officeooo:rsid="003337c4"/>
    </style:style>
    <style:style style:name="T34" style:family="text">
      <style:text-properties officeooo:rsid="003458c5"/>
    </style:style>
    <text:list-style style:name="L1">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SACOM S.A.</text:p>
      <text:p text:style-name="P4">EVALUACIÓN Y CONTROL INTERNO DEL SISTEMA CONTABLE</text:p>
      <text:p text:style-name="P3"><text:span text:style-name="T2">AL 31 DE DICIEMBRE DEL 2020 (</text:span><text:span text:style-name="T1">Elaboración</text:span><text:span text:style-name="T2"> 15/Nov/2020)</text:span></text:p>
      <text:p text:style-name="P1">------------------------------------------------------------------------------------------------------------------------</text:p>
      <text:p text:style-name="P8"><text:span text:style-name="T3">En el presente informe realizaremos el </text:span><text:span text:style-name="T4">análisis</text:span><text:span text:style-name="T3"> de control interno que tiene VISACOM S.A. </text:span><text:span text:style-name="T5">para realizar los </text:span><text:span text:style-name="T6">principales </text:span><text:span text:style-name="T5">procesos </text:span><text:span text:style-name="T6">de trabajo</text:span><text:span text:style-name="T5">, en el cual analizaremos todas las tecnologías </text:span><text:span text:style-name="T6">informáticas</text:span><text:span text:style-name="T5"> con las que cuenta la empresa para realizar sus actividades económicas.</text:span></text:p>
      <text:p text:style-name="P9"><text:span text:style-name="T5">VISACOM S.A. al ser una empresa dedicada a las actividades Publicitarias y de Marketing, la principal herramienta de trabajo son los software de diseño </text:span><text:span text:style-name="T6">los cuales están </text:span><text:span text:style-name="T5">desarrollado </text:span><text:span text:style-name="T6">específicamente</text:span><text:span text:style-name="T5"> para realizar todo tipo de requerimientos </text:span><text:span text:style-name="T6">gráficos, e</text:span><text:span text:style-name="T5">n cuanto a la contabilidad contaba con un software dedicado hasta el 2018, el cual paso a ser obsoleto cuando </text:span><text:span text:style-name="T6">realizo la </text:span><text:span text:style-name="T7">contratación</text:span><text:span text:style-name="T6"> de los servicios de CONTIFICO.</text:span></text:p>
      <text:p text:style-name="P11"><text:span text:style-name="T22">A </text:span><text:span text:style-name="T23">continuación</text:span> realizaremos un repaso sobre todos los controles que la empresa tiene al momento de utilizar el software contable CONTIFICO, para determinar:</text:p>
      <text:list xml:id="list437910486" text:style-name="L1">
        <text:list-item>
          <text:p text:style-name="P32">Si la utilización de este software es un riesgo para la elaboración de esta auditoria </text:p>
        </text:list-item>
        <text:list-item>
          <text:p text:style-name="P32">Determinar el grado de dificultad que presenta el software al momento de capacitar a nuevos contadores o auditores que requieran de la utilización de los módulos que facilita el software.</text:p>
        </text:list-item>
      </text:list>
      <text:list xml:id="list3984053784" text:style-name="L2">
        <text:list-item>
          <text:p text:style-name="P33">INFORMACIÓN GENERAL</text:p>
          <text:p text:style-name="P37">En esta sección se dará a conocer la información general del software:</text:p>
        </text:list-item>
      </text:list>
      <table:table table:name="Tabla1" table:style-name="Tabla1">
        <table:table-column table:style-name="Tabla1.A"/>
        <table:table-column table:style-name="Tabla1.B"/>
        <table:table-row>
          <table:table-cell table:style-name="Tabla1.A1" table:number-columns-spanned="2" office:value-type="string">
            <text:p text:style-name="P29">Sistema Informático</text:p>
          </table:table-cell>
          <table:covered-table-cell/>
        </table:table-row>
        <table:table-row>
          <table:table-cell table:style-name="Tabla1.A34" office:value-type="string">
            <text:p text:style-name="P29">Nombre del Sistema Informático</text:p>
          </table:table-cell>
          <table:table-cell table:style-name="Tabla1.B34" office:value-type="string">
            <text:p text:style-name="P29">CONTIFICO</text:p>
          </table:table-cell>
        </table:table-row>
        <table:table-row>
          <table:table-cell table:style-name="Tabla1.A34" office:value-type="string">
            <text:p text:style-name="P29">Tipo</text:p>
          </table:table-cell>
          <table:table-cell table:style-name="Tabla1.B34" office:value-type="string">
            <text:p text:style-name="P29">Contable</text:p>
          </table:table-cell>
        </table:table-row>
        <table:table-row>
          <table:table-cell table:style-name="Tabla1.A34" office:value-type="string">
            <text:p text:style-name="P29">El Sistema tiene <text:span text:style-name="T24">integración</text:span> con otros sistemas <text:span text:style-name="T24">informáticos</text:span> de la empresa</text:p>
          </table:table-cell>
          <table:table-cell table:style-name="Tabla1.B34" office:value-type="string">
            <text:p text:style-name="P29">NO</text:p>
          </table:table-cell>
        </table:table-row>
        <table:table-row>
          <table:table-cell table:style-name="Tabla1.A34" office:value-type="string">
            <text:p text:style-name="P29">Tipo de arquitectura</text:p>
          </table:table-cell>
          <table:table-cell table:style-name="Tabla1.B34" office:value-type="string">
            <text:p text:style-name="P29">Cliente – Servidor</text:p>
          </table:table-cell>
        </table:table-row>
        <table:table-row>
          <table:table-cell table:style-name="Tabla1.A34" office:value-type="string">
            <text:p text:style-name="P25">Sistema Operativo del Servidor</text:p>
          </table:table-cell>
          <table:table-cell table:style-name="Tabla1.B34" office:value-type="string">
            <text:p text:style-name="P25">Oracle Linux</text:p>
          </table:table-cell>
        </table:table-row>
        <table:table-row>
          <table:table-cell table:style-name="Tabla1.A34" office:value-type="string">
            <text:p text:style-name="P25">Sistema operativo del Cliente</text:p>
          </table:table-cell>
          <table:table-cell table:style-name="Tabla1.B34" office:value-type="string">
            <text:p text:style-name="P25">Windows 7</text:p>
          </table:table-cell>
        </table:table-row>
        <table:table-row>
          <table:table-cell table:style-name="Tabla1.A34" office:value-type="string">
            <text:p text:style-name="P25">Lugar de almacenamiento del sistema informático</text:p>
          </table:table-cell>
          <table:table-cell table:style-name="Tabla1.B34" office:value-type="string">
            <text:p text:style-name="P25">Software desarrollado en un ambiente web, por el que se debe acceder utilizando un navegador.</text:p>
          </table:table-cell>
        </table:table-row>
        <table:table-row>
          <table:table-cell table:style-name="Tabla1.A34" office:value-type="string">
            <text:p text:style-name="P25">Lenguajes de <text:span text:style-name="T25">programación</text:span></text:p>
          </table:table-cell>
          <table:table-cell table:style-name="Tabla1.B34" office:value-type="string">
            <text:p text:style-name="P25">Python</text:p>
          </table:table-cell>
        </table:table-row>
        <table:table-row>
          <table:table-cell table:style-name="Tabla1.A34" office:value-type="string">
            <text:p text:style-name="P25"><text:span text:style-name="T25">Módulos</text:span> funcionales que dispone el sistema <text:span text:style-name="T25">informático.</text:span></text:p>
          </table:table-cell>
          <table:table-cell table:style-name="Tabla1.B34" office:value-type="string">
            <text:list xml:id="list2353522220" text:style-name="L3">
              <text:list-item>
                <text:p text:style-name="P58">Inventario</text:p>
              </text:list-item>
              <text:list-item>
                <text:p text:style-name="P58">RRHH</text:p>
              </text:list-item>
              <text:list-item>
                <text:p text:style-name="P58">Facturación</text:p>
              </text:list-item>
              <text:list-item>
                <text:p text:style-name="P58">Bancos</text:p>
              </text:list-item>
              <text:list-item>
                <text:p text:style-name="P58">Proveedores</text:p>
              </text:list-item>
              <text:list-item>
                <text:p text:style-name="P58">Clientes</text:p>
              </text:list-item>
              <text:list-item>
                <text:p text:style-name="P58">Reportes</text:p>
              </text:list-item>
              <text:list-item>
                <text:p text:style-name="P58">Control de Inventario</text:p>
              </text:list-item>
              <text:list-item>
                <text:p text:style-name="P58">Nominas</text:p>
              </text:list-item>
              <text:list-item>
                <text:p text:style-name="P58"><text:soft-page-break/>Facturar los servicios de las empresas</text:p>
              </text:list-item>
              <text:list-item>
                <text:p text:style-name="P58">Débitos y Créditos</text:p>
              </text:list-item>
              <text:list-item>
                <text:p text:style-name="P58">Pagos y Retenciones</text:p>
              </text:list-item>
              <text:list-item>
                <text:p text:style-name="P58">Cobros y Retenciones</text:p>
              </text:list-item>
              <text:list-item>
                <text:p text:style-name="P58">Reportes de Módulos</text:p>
              </text:list-item>
            </text:list>
          </table:table-cell>
        </table:table-row>
        <table:table-row>
          <table:table-cell table:style-name="Tabla1.A11" table:number-columns-spanned="2" office:value-type="string">
            <text:p text:style-name="P30">Seguridad del Sistema Informático.</text:p>
          </table:table-cell>
          <table:covered-table-cell/>
        </table:table-row>
        <table:table-row>
          <table:table-cell table:style-name="Tabla1.A34" office:value-type="string">
            <text:p text:style-name="P26">Acceso al sistema</text:p>
          </table:table-cell>
          <table:table-cell table:style-name="Tabla1.B34" office:value-type="string">
            <text:p text:style-name="P5">Por Log-In de entrada y acceso</text:p>
          </table:table-cell>
        </table:table-row>
        <table:table-row>
          <table:table-cell table:style-name="Tabla1.A34" office:value-type="string">
            <text:p text:style-name="P26">Procesamiento de Datos</text:p>
          </table:table-cell>
          <table:table-cell table:style-name="Tabla1.B34" office:value-type="string">
            <text:p text:style-name="P5"><text:span text:style-name="T26">Implícito</text:span> en el sistema contable</text:p>
          </table:table-cell>
        </table:table-row>
        <table:table-row>
          <table:table-cell table:style-name="Tabla1.A34" office:value-type="string">
            <text:p text:style-name="P26"><text:span text:style-name="T26">Encriptado</text:span> de datos</text:p>
          </table:table-cell>
          <table:table-cell table:style-name="Tabla1.B34" office:value-type="string">
            <text:p text:style-name="P5">NO</text:p>
          </table:table-cell>
        </table:table-row>
        <table:table-row>
          <table:table-cell table:style-name="Tabla1.A34" office:value-type="string">
            <text:p text:style-name="P26"><text:span text:style-name="T26">Autenticación</text:span> de Usuarios</text:p>
          </table:table-cell>
          <table:table-cell table:style-name="Tabla1.B34" office:value-type="string">
            <text:p text:style-name="P5">Por Log-In de acce<text:span text:style-name="T26">so</text:span></text:p>
          </table:table-cell>
        </table:table-row>
        <table:table-row>
          <table:table-cell table:style-name="Tabla1.A34" office:value-type="string">
            <text:p text:style-name="P26">Modulo de Auditoria</text:p>
          </table:table-cell>
          <table:table-cell table:style-name="Tabla1.B34" office:value-type="string">
            <text:p text:style-name="P5">NO</text:p>
          </table:table-cell>
        </table:table-row>
        <table:table-row>
          <table:table-cell table:style-name="Tabla1.A34" office:value-type="string">
            <text:p text:style-name="P26"><text:span text:style-name="T26">Impresión</text:span> de Informes tipo:</text:p>
          </table:table-cell>
          <table:table-cell table:style-name="Tabla1.B34" office:value-type="string">
            <text:p text:style-name="P5">Excel y PDF</text:p>
          </table:table-cell>
        </table:table-row>
        <table:table-row>
          <table:table-cell table:style-name="Tabla1.A11" table:number-columns-spanned="2" office:value-type="string">
            <text:p text:style-name="P27">Datos del Desarrollador</text:p>
          </table:table-cell>
          <table:covered-table-cell/>
        </table:table-row>
        <table:table-row>
          <table:table-cell table:style-name="Tabla1.A34" office:value-type="string">
            <text:p text:style-name="P27">RUC del Proveedor</text:p>
          </table:table-cell>
          <table:table-cell table:style-name="Tabla1.B34" office:value-type="string">
            <text:p text:style-name="P6">0992560754001</text:p>
          </table:table-cell>
        </table:table-row>
        <table:table-row>
          <table:table-cell table:style-name="Tabla1.A34" office:value-type="string">
            <text:p text:style-name="P27">Razón Social Proveedor</text:p>
          </table:table-cell>
          <table:table-cell table:style-name="Tabla1.B34" office:value-type="string">
            <text:p text:style-name="P6">ZUKALO S.A.</text:p>
          </table:table-cell>
        </table:table-row>
        <table:table-row>
          <table:table-cell table:style-name="Tabla1.A34" office:value-type="string">
            <text:p text:style-name="P27">Residencia del Proveedor</text:p>
          </table:table-cell>
          <table:table-cell table:style-name="Tabla1.B34" office:value-type="string">
            <text:p text:style-name="P6">Ecuador</text:p>
          </table:table-cell>
        </table:table-row>
        <table:table-row>
          <table:table-cell table:style-name="Tabla1.A34" office:value-type="string">
            <text:p text:style-name="P27">Contrato a nivel de Servicio</text:p>
          </table:table-cell>
          <table:table-cell table:style-name="Tabla1.B34" office:value-type="string">
            <text:p text:style-name="P6">Servicio de pago Anual</text:p>
          </table:table-cell>
        </table:table-row>
        <table:table-row>
          <table:table-cell table:style-name="Tabla1.A11" table:number-columns-spanned="2" office:value-type="string">
            <text:p text:style-name="P27">Repositorio de Datos</text:p>
          </table:table-cell>
          <table:covered-table-cell/>
        </table:table-row>
        <table:table-row>
          <table:table-cell table:style-name="Tabla1.A34" office:value-type="string">
            <text:p text:style-name="P27">Tipo de Almacenamiento de Datos</text:p>
          </table:table-cell>
          <table:table-cell table:style-name="Tabla1.B34" office:value-type="string">
            <text:p text:style-name="P6">Por base de Datos</text:p>
          </table:table-cell>
        </table:table-row>
        <table:table-row>
          <table:table-cell table:style-name="Tabla1.A34" office:value-type="string">
            <text:p text:style-name="P27">Nombre del sistema de <text:span text:style-name="T27">gestión</text:span> de datos</text:p>
          </table:table-cell>
          <table:table-cell table:style-name="Tabla1.B34" office:value-type="string">
            <text:p text:style-name="P6">MYSQL</text:p>
          </table:table-cell>
        </table:table-row>
        <table:table-row>
          <table:table-cell table:style-name="Tabla1.A34" office:value-type="string">
            <text:p text:style-name="P27">Diccionario de Datos</text:p>
          </table:table-cell>
          <table:table-cell table:style-name="Tabla1.B34" office:value-type="string">
            <text:p text:style-name="P6">SI</text:p>
          </table:table-cell>
        </table:table-row>
        <table:table-row>
          <table:table-cell table:style-name="Tabla1.A34" office:value-type="string">
            <text:p text:style-name="P27">Respaldo de <text:span text:style-name="T27">información</text:span></text:p>
          </table:table-cell>
          <table:table-cell table:style-name="Tabla1.B34" office:value-type="string">
            <text:p text:style-name="P6">SI</text:p>
          </table:table-cell>
        </table:table-row>
        <table:table-row>
          <table:table-cell table:style-name="Tabla1.A34" office:value-type="string">
            <text:p text:style-name="P27">Medio de <text:span text:style-name="T27">conservación</text:span> de Datos</text:p>
          </table:table-cell>
          <table:table-cell table:style-name="Tabla1.B34" office:value-type="string">
            <text:p text:style-name="P6">Nube Privada</text:p>
          </table:table-cell>
        </table:table-row>
        <table:table-row>
          <table:table-cell table:style-name="Tabla1.A34" office:value-type="string">
            <text:p text:style-name="P27">Procesamiento de datos por parte de los Administradores</text:p>
          </table:table-cell>
          <table:table-cell table:style-name="Tabla1.B34" office:value-type="string">
            <text:p text:style-name="P6">Emplea Data Analitics </text:p>
          </table:table-cell>
        </table:table-row>
        <table:table-row>
          <table:table-cell table:style-name="Tabla1.A11" table:number-columns-spanned="2" office:value-type="string">
            <text:p text:style-name="P28">Aspectos generales del Sistema</text:p>
          </table:table-cell>
          <table:covered-table-cell/>
        </table:table-row>
        <table:table-row>
          <table:table-cell table:style-name="Tabla1.A34" office:value-type="string">
            <text:p text:style-name="P28">Modulo de Facturación electrónica</text:p>
          </table:table-cell>
          <table:table-cell table:style-name="Tabla1.B34" office:value-type="string">
            <text:p text:style-name="P7">Integración con API del SRI</text:p>
          </table:table-cell>
        </table:table-row>
        <table:table-row>
          <table:table-cell table:style-name="Tabla1.A34" office:value-type="string">
            <text:p text:style-name="P28">Modulo de Retenciones</text:p>
          </table:table-cell>
          <table:table-cell table:style-name="Tabla1.B34" office:value-type="string">
            <text:p text:style-name="P7">Integración con API del SRI</text:p>
          </table:table-cell>
        </table:table-row>
        <table:table-row>
          <table:table-cell table:style-name="Tabla1.A34" office:value-type="string">
            <text:p text:style-name="P28">Diagrama de topología de la Red</text:p>
          </table:table-cell>
          <table:table-cell table:style-name="Tabla1.B34" office:value-type="string">
            <text:p text:style-name="P7">SI</text:p>
          </table:table-cell>
        </table:table-row>
        <table:table-row>
          <table:table-cell table:style-name="Tabla1.A34" office:value-type="string">
            <text:p text:style-name="P28">Sistema de gestión de seguridad de la información</text:p>
          </table:table-cell>
          <table:table-cell table:style-name="Tabla1.B34" office:value-type="string">
            <text:p text:style-name="P7">SI, le pertenece a CONTIFICO el plan de seguridad</text:p>
          </table:table-cell>
        </table:table-row>
        <table:table-row>
          <table:table-cell table:style-name="Tabla1.A35" office:value-type="string">
            <text:p text:style-name="P28">Plan de Continuidad</text:p>
          </table:table-cell>
          <table:table-cell table:style-name="Tabla1.B35" office:value-type="string">
            <text:p text:style-name="P7">SI, le pertenece a CONTIFICO el plan de continuidad</text:p>
          </table:table-cell>
        </table:table-row>
      </table:table>
      <text:list xml:id="list113441327444885" text:continue-list="list3984053784" text:style-name="L2">
        <text:list-item>
          <text:p text:style-name="P34">CONTROL GENERAL</text:p>
        </text:list-item>
      </text:list>
      <text:p text:style-name="P12">Actualmente VISACOM S.A., esta utilizando la contratación del servicio provisto por CONTIFICO, la principal forma de acceder al sistema del mismo es utilizando el acceso web el cual provee de ciertas herramientas que determinan quien ha accedido a los datos del sistema.</text:p>
      <text:p text:style-name="P12">Hasta la fecha de la elaboración de este informe, al sistema CONTIFICO podían acceder 6 personas:</text:p>
      <text:list xml:id="list293651915" text:style-name="L4">
        <text:list-item>
          <text:list>
            <text:list-item>
              <text:p text:style-name="P43"><text:soft-page-break/>1 persona posee el control Administrativo</text:p>
            </text:list-item>
            <text:list-item>
              <text:p text:style-name="P43">1 persona posee acceso contable.</text:p>
            </text:list-item>
            <text:list-item>
              <text:p text:style-name="P43">4 personas pueden acceder al modulo de ventas</text:p>
            </text:list-item>
          </text:list>
        </text:list-item>
      </text:list>
      <text:p text:style-name="P21">Para todas estas cuentas primero se debe acceder al sistema utilizando el Log-In provisto por el Administrador y para cada una de estas cuentas poseen sus propios permiso<text:span text:style-name="T29">s</text:span> para acceder a cada uno de los módulos.</text:p>
      <text:p text:style-name="P20">CONTIFICO al ser una plataforma WEB, puede ser accedida desde cualquier lugar, generalmente dicha herramienta es usada dentro de las instalaciones, pero durante la pandemia del COVID-19, el acceso remoto a la misma fue de utilidad.</text:p>
      <text:list xml:id="list113441322733164" text:continue-list="list113441327444885" text:style-name="L2">
        <text:list-item>
          <text:list>
            <text:list-item>
              <text:p text:style-name="P34">CONTROL ADMINISTRATIVO</text:p>
            </text:list-item>
          </text:list>
        </text:list-item>
      </text:list>
      <text:p text:style-name="P10"><text:span text:style-name="T9">Debido a que el Administrador </text:span><text:span text:style-name="T10">(Cuenta perteneciente a Ing. Maria Dolores Casal)</text:span><text:span text:style-name="T9"> </text:span><text:span text:style-name="T10">tiene</text:span><text:span text:style-name="T9"> acceso total a la </text:span><text:span text:style-name="T11">información</text:span><text:span text:style-name="T9">, </text:span><text:span text:style-name="T11">es al que se le entregaran todos los datos estadísticos sobre el manejo de la empresa, el control de la organización y el monitoreo físico del personal.</text:span></text:p>
      <text:p text:style-name="P13">Dicha cuenta administrativa es la que debe de conocer los siguientes aspectos de a empresa:</text:p>
      <text:list xml:id="list3889258754" text:style-name="L5">
        <text:list-item>
          <text:list>
            <text:list-item>
              <text:p text:style-name="P44">Asignación de deberes</text:p>
            </text:list-item>
            <text:list-item>
              <text:p text:style-name="P44">Rotación de trabajo</text:p>
            </text:list-item>
            <text:list-item>
              <text:p text:style-name="P44">Privilegios de las cuentas</text:p>
            </text:list-item>
          </text:list>
        </text:list-item>
      </text:list>
      <text:list xml:id="list113440897364713" text:continue-list="list113441322733164" text:style-name="L2">
        <text:list-item>
          <text:list>
            <text:list-item>
              <text:p text:style-name="P34">CONTROLES LÓGICOS</text:p>
            </text:list-item>
          </text:list>
        </text:list-item>
      </text:list>
      <text:p text:style-name="P31"><text:span text:style-name="T10">Para este apartado recibimos la ayuda del Contador, el Sr. Enrique Tandazo, el cual nos colaboro con toda la </text:span><text:span text:style-name="T18">informacion</text:span><text:span text:style-name="T10"> disponible sobre </text:span><text:span text:style-name="T19">el Software CONTIFICO</text:span><text:span text:style-name="T10">, en la cual se detecto los siguientes detalles:</text:span></text:p>
      <text:list xml:id="list2048393108" text:style-name="L6">
        <text:list-item>
          <text:list>
            <text:list-item>
              <text:p text:style-name="P51"><text:span text:style-name="T10">Cada nuevo Usuario debe ser creado por el </text:span><text:span text:style-name="T12">Administrador</text:span><text:span text:style-name="T10"> del Sistema (</text:span><text:span text:style-name="T12">Creación</text:span><text:span text:style-name="T10"> por </text:span><text:span text:style-name="T14">la</text:span><text:span text:style-name="T10"> Ing. Maria Dolores Casal)</text:span></text:p>
            </text:list-item>
            <text:list-item>
              <text:p text:style-name="P45">Cada cuenta nueva tiene los respectivos permisos para acceder a los <text:span text:style-name="T28">módulos.</text:span></text:p>
            </text:list-item>
            <text:list-item>
              <text:p text:style-name="P51"><text:span text:style-name="T10">Cada cuenta debe de </text:span><text:span text:style-name="T12">ser</text:span><text:span text:style-name="T10"> Autenticada antes de poder </text:span><text:span text:style-name="T12">ingresar en el sistema.</text:span></text:p>
            </text:list-item>
            <text:list-item>
              <text:p text:style-name="P46">Ninguna cuenta se interpone con el trabajo de otras cuentas, excepto el modulo de ventas, dichas cuentas pueden compartir información entre ellas.</text:p>
            </text:list-item>
            <text:list-item>
              <text:p text:style-name="P48">Las regiones criticas del sistemas son manejadas por una única personas, por ejemplo, contabilidad solo tiene acceso el Sr. Enrique Tandazo, por lo que toda la perdida de información de dicho modulo le corresponde a una persona.</text:p>
            </text:list-item>
          </text:list>
        </text:list-item>
      </text:list>
      <text:list xml:id="list113441373261331" text:continue-list="list113440897364713" text:style-name="L2">
        <text:list-item>
          <text:p text:style-name="P34">CONTROLES DE LA APLICACIÓN</text:p>
        </text:list-item>
      </text:list>
      <text:p text:style-name="P14">Los principales controles del sistema provienen de la eficiencia de los <text:span text:style-name="T31">módulos</text:span> contables, <text:span text:style-name="T30">en conjunto con los </text:span><text:span text:style-name="T31">módulos</text:span><text:span text:style-name="T30"> de </text:span><text:span text:style-name="T31">facturación</text:span><text:span text:style-name="T30">, por lo que el procesamiento de toda la </text:span><text:span text:style-name="T31">información</text:span><text:span text:style-name="T30"> que provenga de estos </text:span><text:span text:style-name="T31">módulos</text:span><text:span text:style-name="T30"> es importante para el correcto control de riesgos de la empresa.</text:span></text:p>
      <text:p text:style-name="P15">Por lo que revisaremos las posibles opciones que puedan representar un riesgo <text:span text:style-name="T32">para la auditoria.</text:span></text:p>
      <text:list xml:id="list113440852066970" text:continue-numbering="true" text:style-name="L2">
        <text:list-item>
          <text:list>
            <text:list-item>
              <text:p text:style-name="P35">VARIABLES DE ENTRADA</text:p>
            </text:list-item>
          </text:list>
        </text:list-item>
      </text:list>
      <text:list xml:id="list393735139" text:style-name="L7">
        <text:list-item>
          <text:list>
            <text:list-item>
              <text:p text:style-name="P38">Cada una de las ventas realizadas debe de pasar por los siguientes procesos:</text:p>
            </text:list-item>
          </text:list>
        </text:list-item>
      </text:list>
      <text:list xml:id="list3595666290" text:style-name="L8">
        <text:list-item>
          <text:list>
            <text:list-item>
              <text:list>
                <text:list-item>
                  <text:p text:style-name="P47">Pedido Pendientes</text:p>
                </text:list-item>
                <text:list-item>
                  <text:p text:style-name="P47">Pedido Aprobado</text:p>
                </text:list-item>
                <text:list-item>
                  <text:p text:style-name="P47"><text:soft-page-break/>Pedido Aprobado Facturar</text:p>
                </text:list-item>
                <text:list-item>
                  <text:p text:style-name="P47">Pedidos Facturados</text:p>
                </text:list-item>
              </text:list>
            </text:list-item>
            <text:list-item>
              <text:p text:style-name="P54"><text:span text:style-name="T8">Cada gasto que se realiza para un evento es asociado a dicho Pedido, </text:span><text:span text:style-name="T13">debido a esto los gastos asociados a un evento pueden ser 0 hasta el infinito.</text:span></text:p>
            </text:list-item>
            <text:list-item>
              <text:p text:style-name="P52"><text:span text:style-name="T12">Antes de emitir una factura, los usuarios con permisos de ventas revisan si la </text:span><text:span text:style-name="T15">pro-forma</text:span><text:span text:style-name="T12"> </text:span><text:span text:style-name="T15">y sus gastos están debidamente colocados, si algún vendedor detecta alguna inconsistencia le indica al contador realizar las debidas correcciones de la cuenta de gastos de dicho evento</text:span><text:span text:style-name="T12">.</text:span></text:p>
            </text:list-item>
            <text:list-item>
              <text:p text:style-name="P55"><text:span text:style-name="T12">S</text:span><text:span text:style-name="T8">olo el usuario Contador es el único capaz de modificar cualquier pedido a un estado de Facturado.</text:span></text:p>
            </text:list-item>
            <text:list-item>
              <text:p text:style-name="P49">Cada Factura es enviada utilizando facturación electrónica.</text:p>
            </text:list-item>
            <text:list-item>
              <text:p text:style-name="P49">Cada Factura genera automáticamente su retención utilizando el modulo de retenciones del SRI</text:p>
            </text:list-item>
            <text:list-item>
              <text:p text:style-name="P53"><text:span text:style-name="T15">Todos los integrantes de la empresa recibieron una capacitación para el uso del CONTIFICO, ademas de contar con un manual de uso y videos educativos </text:span><text:span text:style-name="T16">en Youtube.</text:span></text:p>
            </text:list-item>
          </text:list>
        </text:list-item>
      </text:list>
      <text:list xml:id="list113441084489357" text:continue-list="list113440852066970" text:style-name="L2">
        <text:list-item>
          <text:list>
            <text:list-item>
              <text:p text:style-name="P34">CONTROLES DE PROCESO</text:p>
            </text:list-item>
          </text:list>
        </text:list-item>
      </text:list>
      <text:p text:style-name="P23"><text:span text:style-name="T8">Todo el procesamiento de datos es inmediato y esta a cargo del Software de CONTIFICO, </text:span><text:span text:style-name="T20">por lo que </text:span><text:span text:style-name="T8">VISACOM S.A. solicito </text:span><text:span text:style-name="T17">específicamente</text:span><text:span text:style-name="T8"> el modulo de Ventas </text:span><text:span text:style-name="T17">que tenga integración con facturación electrónica y retenciones con el SRI.</text:span></text:p>
      <text:p text:style-name="P24"><text:span text:style-name="T17">E</text:span><text:span text:style-name="T8">l software no deja ingresar datos inconsistentes, es decir, tiene validación que tanto lo que esta colocado en el Debe como en el Haber debe de sumar la misma cantidad.</text:span></text:p>
      <text:p text:style-name="P56">Cada cuenta contable esta bien definida para maximizar el control de cada asiento, por ejemplo:, las ventas en el sistema se las cataloga como ING000, las compras están catalogadas como COMP0000, con algunos campos informativos para especificar a actividad esta destinada o a que transacción se refiere.</text:p>
      <text:p text:style-name="P57">Los módulos de ventas comparten información, con todos los Usuarios Vendedores del sistema, debido a que cada usuario este encargado en alguna actividad especifica de dicha pro-forma, por ejemplo:</text:p>
      <text:list xml:id="list1211473357" text:style-name="L9">
        <text:list-item>
          <text:list>
            <text:list-item>
              <text:list>
                <text:list-item>
                  <text:p text:style-name="P50">VendedorA:<text:tab/>se encarga de los gastos de iluminación, por lo tanto colocara todos los gastos concernientes a la iluminación.</text:p>
                </text:list-item>
                <text:list-item>
                  <text:p text:style-name="P50">VendedorB:<text:tab/>se encarga de los gastos del personal para el evento.</text:p>
                </text:list-item>
              </text:list>
            </text:list-item>
          </text:list>
        </text:list-item>
      </text:list>
      <text:p text:style-name="P57">Así sucesivamente, este método de control de gastos se lo realiza para no saturar a que un solo vendedor sepa de su evento, con el propósito de que todos en la compañía sepan sobre como administrar cada evento.</text:p>
      <text:list xml:id="list113440621531850" text:continue-list="list113441084489357" text:style-name="L2">
        <text:list-item>
          <text:list>
            <text:list-item>
              <text:p text:style-name="P34">VARIABLES DE SALIDA</text:p>
            </text:list-item>
          </text:list>
        </text:list-item>
      </text:list>
      <text:p text:style-name="P18">las variables de salida corresponde a todos los datos concerniente a todos los reportes necesarios para el análisis de los datos según lo convenga la empresa.</text:p>
      <text:list xml:id="list113441419688297" text:continue-numbering="true" text:style-name="L2">
        <text:list-item>
          <text:list>
            <text:list-item>
              <text:list>
                <text:list-item>
                  <text:p text:style-name="P36">CONTROLES DE CONTINGENCIA.</text:p>
                </text:list-item>
              </text:list>
            </text:list-item>
          </text:list>
        </text:list-item>
      </text:list>
      <text:p text:style-name="P39">El software CONTIFICO al ser un servicio dedicado a la contabilidad ya cuenta con algunos módulos de reportes, el cual VISACOM S.A. los utiliza de forma que muestre los resultados esperados.</text:p>
      <text:p text:style-name="P19"><text:soft-page-break/><text:span text:style-name="T21">V</text:span><text:span text:style-name="T8">ISACOM S.A. no solicito la creación de algún modulo de reporte en especifico, por lo que toda la seguridad que implica proteger estos datos esta directamente provista por CONTIFICO.</text:span></text:p>
      <text:list xml:id="list113442188533593" text:continue-numbering="true" text:style-name="L2">
        <text:list-item>
          <text:list>
            <text:list-item>
              <text:list>
                <text:list-item>
                  <text:p text:style-name="P36">CONTROLES DE LA BASE DE DATOS</text:p>
                </text:list-item>
              </text:list>
            </text:list-item>
          </text:list>
        </text:list-item>
      </text:list>
      <text:p text:style-name="P40">CONTIFICO ya cuenta con un sistema de almacenamiento en la Nube de hasta pero este al no ser ilimitado la información tiende a ser borrada cada 3 años, pero dicha informacion puede ser descargada por la empresa y ser guardada en las bases de datos propias.</text:p>
      <text:p text:style-name="P40">La acción de mantener un soporte propio de la base de datos se la realiza cada 2 meses, ademas de tener un soporte personalizado por parte de la empresa que provee del servicio de CONTIFICO.</text:p>
      <text:list xml:id="list113441789684587" text:continue-numbering="true" text:style-name="L2">
        <text:list-item>
          <text:p text:style-name="P36">CONCLUSIONES Y RECOMENDACIONES</text:p>
        </text:list-item>
      </text:list>
      <text:p text:style-name="P22">Para mantener un control <text:span text:style-name="T33">sobre el sistema durante esta pandemia es recomendable conceder acceso al sistema mediante autenticación</text:span> por dirección IP, debido a que la información que se obtenga de<text:span text:style-name="T33">l sistema al ser trabajada de manera remota puede ser fácilmente vulnerada debido a las condiciones.</text:span></text:p>
      <text:p text:style-name="P16">El almacenamiento es Limitado, por lo que tener un Back-Up es necesario cada mes para precautelar la seguridad de la información.</text:p>
      <text:p text:style-name="P17">El software te deja ingresar cualquier cuenta contable, con tal que la suma del debe y del haber sea igual, por lo que a veces puede ocasionar errores al colocar valores en cuentas contables que no pertenezcan, ocasionando errores <text:span text:style-name="T34">tanto en la contabilidad como en las auditorias posteriores.</text:span></text:p>
      <text:p text:style-name="P42">Ademas de que las cuentas de los vendedores pueden acceder a cualquier pedido y modificar sin restricciones, esto es bueno cuando se trabaja de forma coordinada, pero en el caso que no fuera, tener esta opción de modificación tan sencilla puede ocasionar problemas de incongruencia de datos, e incluso duplicado de datos que pueden afectar enormemente a la contabilidad de la empresa. Por lo que restringir este acceso a una sola persona por pedido puede ser de mucha utilidad para tener un mejor control del sistema.</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3:01:34.337269202</meta:creation-date>
    <dc:date>2020-11-24T11:34:40.025479542</dc:date>
    <meta:editing-duration>PT2H35M21S</meta:editing-duration>
    <meta:editing-cycles>9</meta:editing-cycles>
    <meta:generator>LibreOffice/6.4.6.2$Linux_X86_64 LibreOffice_project/40$Build-2</meta:generator>
    <meta:document-statistic meta:table-count="1" meta:image-count="0" meta:object-count="0" meta:page-count="5" meta:paragraph-count="146" meta:word-count="1705" meta:character-count="10536" meta:non-whitespace-character-count="9003"/>
  </office:meta>
</office:document-meta>
</file>